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EncryptionManager.setupPDFEncryption( PDFEncryptionParams params , PDFDocument pdf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PDFEncryptionManager.isJCEAvai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EncryptionManager.checkAvailableAlgorithm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DFEncryptionManager.newInstance( int objnum , PDFEncryptionParam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